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_7e_LT_7e_Untertitel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normal" style:text-underline-style="none" fo:font-weight="normal" officeooo:rsid="00078492" officeooo:paragraph-rsid="0007849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_7e_LT_7e_Untertitel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style:letter-kerning="true" style:font-size-asian="32pt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32pt" fo:text-shadow="none" style:text-underline-style="none" style:letter-kerning="true" style:font-size-asian="32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ize="32pt" fo:text-shadow="none" style:letter-kerning="true" style:font-size-asian="32pt" style:text-emphasize="none"/>
    </style:style>
    <style:style style:name="T5" style:family="text">
      <style:text-properties fo:color="#000000" style:text-outline="false" style:text-line-through-style="none" style:text-line-through-type="none" style:font-name="Lohit Devanagari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ohit Devanagari" fo:font-size="32pt" fo:font-style="normal" fo:text-shadow="none" style:text-underline-style="none" style:letter-kerning="true" style:font-size-asian="32pt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32pt" fo:text-shadow="none" style:text-underline-style="none" style:letter-kerning="true" style:font-size-asian="32pt" style:text-emphasize="none"/>
    </style:style>
    <style:style style:name="T8" style:family="text">
      <style:text-properties fo:color="#000000" style:text-outline="false" style:text-line-through-style="none" style:text-line-through-type="none" style:font-name="Lohit Devanagari" fo:font-size="32pt" fo:text-shadow="none" style:letter-kerning="true" style:font-size-asian="32pt" style:text-emphasize="none"/>
    </style:style>
    <style:style style:name="T9" style:family="text">
      <style:text-properties fo:color="#000000" style:text-outline="false" style:text-line-through-style="none" style:text-line-through-type="none" fo:font-size="32pt" fo:text-shadow="none" style:letter-kerning="true" style:font-size-asian="32pt" style:text-emphasize="none"/>
    </style:style>
    <style:style style:name="T10" style:family="text">
      <style:text-properties fo:color="#000000" style:text-outline="false" style:text-line-through-style="none" style:text-line-through-type="none" fo:text-shadow="none" style:letter-kerning="true" style:text-emphasize="none"/>
    </style:style>
    <style:style style:name="T11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Webshop</text:span></text:p>
      <text:p text:style-name="P3"><text:span text:style-name="T10"/></text:p>
      <text:p text:style-name="P3"><text:span text:style-name="T10">- Rezensionen/ Bewertungssystem</text:span></text:p>
      <text:p text:style-name="P3"><text:span text:style-name="T10">- Bilder, Artikelname, Nummer, ..</text:span></text:p>
      <text:p text:style-name="P3"><text:span text:style-name="T10">- Produktvorschläge [Preisklasse, Typ]</text:span></text:p>
      <text:p text:style-name="P3"><text:span text:style-name="T10">- Verschiedene Bereiche [Kategorien, Entdecken, Suchen, Angebote]</text:span></text:p>
      <text:p text:style-name="P3"><text:span text:style-name="T10">- Warenkorb<text:tab/></text:span></text:p>
      <text:p text:style-name="P3"><text:span text:style-name="T10">- Teilen</text:span></text:p>
      <text:p text:style-name="P3"><text:span text:style-name="T10">- Hardware [Prozessor, Arbeitsspeicher, Grafikkarte]</text:span></text:p>
      <text:p text:style-name="P3"><text:span text:style-name="T10">- Startseite, Produktseite</text:span></text:p>
      <text:p text:style-name="P3"><text:span text:style-name="T10">- Sortieren</text:span></text:p>
      <text:p text:style-name="P2"><text:span text:style-name="T10">- Kontaktformular</text:span></text:p>
      <text:p text:style-name="P2"><text:span text:style-name="T10">- Impressu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Objekt_20_mit_20_Pfeilspitze" style:display-name="Objekt mit Pfeilspitz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1" style:display-name="Titel 1" style:family="paragraph" style:parent-style-name="Standard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2" style:display-name="Titel 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1.373857096</meta:creation-date>
    <dc:date>2019-03-26T15:11:51.782079892</dc:date>
    <meta:editing-duration>PT9M2S</meta:editing-duration>
    <meta:editing-cycles>1</meta:editing-cycles>
    <meta:document-statistic meta:table-count="0" meta:image-count="0" meta:object-count="0" meta:page-count="1" meta:paragraph-count="12" meta:word-count="38" meta:character-count="311" meta:non-whitespace-character-count="284"/>
    <meta:generator>LibreOffice/6.0.7.3$Linux_X86_64 LibreOffice_project/00m0$Build-3</meta:generator>
  </office:meta>
</office:document-meta>
</file>